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7.63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0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2" table:default-cell-style-name="ce6"/>
        <table:table-column table:style-name="co4" table:default-cell-style-name="ce20"/>
        <table:table-column table:style-name="co3" table:number-columns-repeated="1018" table:default-cell-style-name="ce20"/>
        <table:table-row table:style-name="ro1">
          <table:table-cell table:style-name="ce1" office:value-type="string" calcext:value-type="string" table:number-columns-spanned="4" table:number-rows-spanned="1">
            <text:p>You may need these tools while building the printer</text:p>
          </table:table-cell>
          <table:covered-table-cell table:style-name="ce4"/>
          <table:covered-table-cell table:style-name="ce1"/>
          <table:covered-table-cell table:style-name="ce4"/>
          <table:table-cell table:style-name="ce4"/>
          <table:table-cell table:style-name="ce1" table:number-columns-repeated="1019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Size</text:p>
          </table:table-cell>
          <table:table-cell table:style-name="ce19" office:value-type="string" calcext:value-type="string">
            <text:p>Quantity</text:p>
          </table:table-cell>
          <table:table-cell table:style-name="ce22" office:value-type="string" calcext:value-type="string">
            <text:p>Amazon</text:p>
          </table:table-cell>
          <table:table-cell table:style-name="ce22" office:value-type="string" calcext:value-type="string">
            <text:p>Aliexpress</text:p>
          </table:table-cell>
          <table:table-cell table:style-name="ce19" table:number-columns-repeated="1019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3">
            <text:p><text:span text:style-name="T1"><text:a xlink:href="https://amzn.to/3Ux7x8S" xlink:type="simple">https://amzn.to/3Ux7x8S</text:a></text:span></text:p>
          </table:table-cell>
          <table:table-cell office:value-type="string" calcext:value-type="string" table:number-columns-spanned="1" table:number-rows-spanned="3">
            <text:p><text:a xlink:href="https://s.click.aliexpress.com/e/_DlhfAAf" xlink:type="simple">https://s.click.aliexpress.com/e/_DlhfAAf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8mm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hreading Tap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a xlink:href="https://amzn.to/3ukEIBX" xlink:type="simple">https://amzn.to/3ukEIBX</text:a></text:p>
          </table:table-cell>
          <table:table-cell office:value-type="string" calcext:value-type="string" table:number-columns-spanned="1" table:number-rows-spanned="2">
            <text:p><text:a xlink:href="https://s.click.aliexpress.com/e/_DCVDupz" xlink:type="simple">https://s.click.aliexpress.com/e/_DCVDupz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ading Tap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Hex key se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VyezeT" xlink:type="simple">https://amzn.to/3VyezeT</text:a></text:p>
          </table:table-cell>
          <table:table-cell office:value-type="string" calcext:value-type="string">
            <text:p><text:a xlink:href="https://s.click.aliexpress.com/e/_DkgpQeP" xlink:type="simple">https://s.click.aliexpress.com/e/_DkgpQeP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 Cut, strip, Crimp too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HbPr9u" xlink:type="simple">https://amzn.to/3HbPr9u</text:a></text:p>
          </table:table-cell>
          <table:table-cell office:value-type="string" calcext:value-type="string">
            <text:p><text:a xlink:href="https://s.click.aliexpress.com/e/_Dch8rMf" xlink:type="simple">https://s.click.aliexpress.com/e/_Dch8rMf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dering equipme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ULjwQp" xlink:type="simple">https://amzn.to/3ULjwQp</text:a></text:p>
          </table:table-cell>
          <table:table-cell office:value-type="string" calcext:value-type="string">
            <text:p><text:a xlink:href="https://s.click.aliexpress.com/e/_DBwfr4X" xlink:type="simple">https://s.click.aliexpress.com/e/_DBwfr4X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3">
            <text:p><text:a xlink:href="https://amzn.to/3H8bDkE" xlink:type="simple">https://amzn.to/3H8bDkE</text:a></text:p>
          </table:table-cell>
          <table:table-cell office:value-type="string" calcext:value-type="string" table:number-columns-spanned="1" table:number-rows-spanned="3">
            <text:p><text:a xlink:href="https://s.click.aliexpress.com/e/_DmWo3L9" xlink:type="simple">https://s.click.aliexpress.com/e/_DmWo3L9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untersink dril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B9eaXY" xlink:type="simple">https://amzn.to/3B9eaXY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rring Too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Vuk65X" xlink:type="simple">https://amzn.to/3Vuk65X</text:a></text:p>
          </table:table-cell>
          <table:table-cell office:value-type="string" calcext:value-type="string">
            <text:p><text:a xlink:href="https://s.click.aliexpress.com/e/_DmHch4J" xlink:type="simple">https://s.click.aliexpress.com/e/_DmHch4J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dpap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edle file 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a xlink:href="https://amzn.to/3XWLN9d" xlink:type="simple">https://amzn.to/3XWLN9d</text:a></text:p>
          </table:table-cell>
          <table:table-cell office:value-type="string" calcext:value-type="string">
            <text:p><text:a xlink:href="https://s.click.aliexpress.com/e/_DdQ2ZRl" xlink:type="simple">https://s.click.aliexpress.com/e/_DdQ2ZR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 tie gu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UxwGjy" xlink:type="simple">https://amzn.to/3UxwGjy</text:a>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 knif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XQTMVr" xlink:type="simple">https://amzn.to/3XQTMVr</text:a>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280">
          <table:table-cell table:number-columns-repeated="1024"/>
        </table:table-row>
        <table:table-row table:style-name="ro2" table:number-rows-repeated="2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4:29:06.9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5T14:29:25.675000000</dc:date>
    <meta:editing-duration>PT2H57M39S</meta:editing-duration>
    <meta:editing-cycles>176</meta:editing-cycles>
    <meta:document-statistic meta:table-count="1" meta:cell-count="79" meta:object-count="0"/>
  </office:meta>
</office:document-meta>
</file>